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Portl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BootstrapEnvironment.configure( Defaul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getEnvironment( String servletPath , String pathInfo , String uri , RenderRequest req , Render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Portlet.getEnvironment( String servletPath , String pathInfo , String uri , ActionRequest req , Action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Portlet.render( RenderRequest req , RenderResponse r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CocoonPortlet.init( PortletConfig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coonPortlet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rtletBootstrapEnvironment.PortletBootstrapEnvironment( Port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manageException( RenderRequest req , RenderResponse res , Environment env , String uri , String title , String message , String description , 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coonPortlet.getPathInfo( Port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Portlet.processAction( ActionRequest req , ActionResponse re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CocoonPortlet.getInitParameter( String name , Stri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Portlet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rtletBootstrapEnvironment.configure( Mutable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Portlet.manageException( ActionRequest req , ActionResponse res , Environment env , String uri , String title , String message , String description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